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1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2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" office:value-type="string">
            <text:p>C1 [nF]</text:p>
          </table:table-cell>
          <table:table-cell table:style-name="ce1" office:value-type="string">
            <text:p>C2 [nF]</text:p>
          </table:table-cell>
          <table:table-cell table:style-name="ce4" office:value-type="string">
            <text:p>doba otevření T1[ms]</text:p>
          </table:table-cell>
          <table:table-cell table:style-name="ce4" office:value-type="string">
            <text:p>teoretická hodnota [ms]</text:p>
          </table:table-cell>
          <table:table-cell/>
        </table:table-row>
        <table:table-row table:style-name="ro2">
          <table:table-cell/>
          <table:table-cell table:number-columns-repeated="2" table:style-name="ce2" office:value-type="float" office:value="4.7">
            <text:p>4,7</text:p>
          </table:table-cell>
          <table:table-cell table:style-name="ce2" office:value-type="float" office:value="0.3">
            <text:p>0,3</text:p>
          </table:table-cell>
          <table:table-cell table:style-name="ce2" table:formula="of:=0.7*[.B5]*0.000000001*100000*1000" office:value-type="float" office:value="0.329">
            <text:p>0,329</text:p>
          </table:table-cell>
          <table:table-cell/>
        </table:table-row>
        <table:table-row table:style-name="ro2">
          <table:table-cell/>
          <table:table-cell table:style-name="ce2" office:value-type="float" office:value="4.7">
            <text:p>4,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316">
            <text:p>0,316</text:p>
          </table:table-cell>
          <table:table-cell table:style-name="ce2" table:formula="of:=0.7*[.B6]*0.000000001*100000*1000" office:value-type="float" office:value="0.329">
            <text:p>0,329</text:p>
          </table:table-cell>
          <table:table-cell/>
        </table:table-row>
        <table:table-row table:style-name="ro2">
          <table:table-cell/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.66">
            <text:p>0,66</text:p>
          </table:table-cell>
          <table:table-cell table:style-name="ce2" table:formula="of:=0.7*[.B7]*0.000000001*100000*1000" office:value-type="float" office:value="0.7">
            <text:p>0,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dělič kmitočt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orní frekvence</text:p>
          </table:table-cell>
          <table:table-cell office:value-type="string">
            <text:p>70000Hz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olní frekvence</text:p>
          </table:table-cell>
          <table:table-cell office:value-type="string">
            <text:p>140Hz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ři snižování u1 dělí násobky dvou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hysterezní napětí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" office:value-type="string">
            <text:p>měření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1' [V]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  <table:table-cell/>
          <table:table-cell office:value-type="string">
            <text:p>hysterezní napětí</text:p>
          </table:table-cell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2.5">
            <text:p>2,5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průměr</text:p>
          </table:table-cell>
          <table:table-cell table:style-name="ce3" table:formula="of:=AVERAGE([.C18:.C20])" office:value-type="float" office:value="3.78333333333333">
            <text:p>3,78</text:p>
          </table:table-cell>
          <table:table-cell table:style-name="ce3" table:formula="of:=AVERAGE([.D18:.D20])" office:value-type="float" office:value="2.43333333333333">
            <text:p>2,4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stdev</text:p>
          </table:table-cell>
          <table:table-cell table:style-name="ce3" table:formula="of:=STDEV([.C18:.C20])" office:value-type="float" office:value="0.0288675134594812">
            <text:p>0,03</text:p>
          </table:table-cell>
          <table:table-cell table:style-name="ce3" table:formula="of:=STDEV([.D18:.D20])" office:value-type="float" office:value="0.0577350269189626">
            <text:p>0,06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hystrerezní napětí</text:p>
          </table:table-cell>
          <table:table-cell/>
          <table:table-cell table:formula="of:=[.C21]-[.D21]" office:value-type="float" office:value="1.35">
            <text:p>1,35</text:p>
          </table:table-cell>
          <table:table-cell office:value-type="float" office:value="0.07">
            <text:p>0,07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5:24:2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9T14:28:43</meta:creation-date>
    <dc:date>2011-05-22T15:24:25</dc:date>
    <meta:editing-duration>PT1H32M3S</meta:editing-duration>
    <meta:editing-cycles>2</meta:editing-cycles>
    <meta:generator>LibreOffice/3.3$Linux LibreOffice_project/330m19$Build-202</meta:generator>
    <meta:document-statistic meta:table-count="3" meta:cell-count="48" meta:object-count="0"/>
  </office:meta>
</office:document-meta>
</file>